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en Sans" style:font-size-asian="10.5pt"/>
    </style:style>
    <style:style style:name="P2" style:family="paragraph" style:parent-style-name="Text_20_body">
      <style:text-properties style:font-name="Open Sans" officeooo:rsid="001c6bf8" officeooo:paragraph-rsid="001c6bf8" style:font-size-asian="10.5pt"/>
    </style:style>
    <style:style style:name="P3" style:family="paragraph" style:parent-style-name="Text_20_body">
      <style:text-properties style:font-name="Open Sans" officeooo:rsid="001c6bf8" officeooo:paragraph-rsid="001fe628" style:font-size-asian="10.5pt"/>
    </style:style>
    <style:style style:name="P4" style:family="paragraph" style:parent-style-name="Text_20_body">
      <style:text-properties style:font-name="Open Sans" officeooo:paragraph-rsid="001c6bf8" style:font-size-asian="10.5pt"/>
    </style:style>
    <style:style style:name="P5" style:family="paragraph" style:parent-style-name="Text_20_body">
      <style:text-properties style:font-name="Open Sans" officeooo:paragraph-rsid="001fe628" style:font-size-asian="10.5pt"/>
    </style:style>
    <style:style style:name="P6" style:family="paragraph" style:parent-style-name="Text_20_body">
      <style:text-properties style:font-name="Open Sans" officeooo:rsid="002e4e87" officeooo:paragraph-rsid="002e4e87" style:font-size-asian="10.5pt"/>
    </style:style>
    <style:style style:name="P7" style:family="paragraph" style:parent-style-name="Text_20_body">
      <style:text-properties style:font-name="Open Sans" officeooo:rsid="002f2ef3" officeooo:paragraph-rsid="002f2ef3" style:font-size-asian="10.5p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c6bf8" style:text-blinking="false" fo:background-color="transparent" style:font-size-asian="10.5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style:text-blinking="false" fo:background-color="transparent" style:font-size-asian="10.5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paragraph-rsid="001fe628" style:text-blinking="false" fo:background-color="transparent" style:font-size-asian="10.5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230a53" officeooo:paragraph-rsid="00230a53" style:text-blinking="false" fo:background-color="transparent" style:font-size-asian="10.5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style:font-size-asian="10.5p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Open Sans" officeooo:paragraph-rsid="001fe628" style:font-size-asian="10.5pt"/>
    </style:style>
    <style:style style:name="P14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style:font-size-asian="10.5pt"/>
    </style:style>
    <style:style style:name="P15" style:family="paragraph" style:parent-style-name="Text_20_body">
      <style:paragraph-properties fo:margin-top="0in" fo:margin-bottom="0in" loext:contextual-spacing="false" fo:line-height="200%" style:writing-mode="lr-tb"/>
      <style:text-properties style:font-name="Open Sans" officeooo:paragraph-rsid="002f2ef3" style:font-size-asian="10.5pt"/>
    </style:style>
    <style:style style:name="P16" style:family="paragraph" style:parent-style-name="Text_20_body">
      <style:paragraph-properties fo:margin-top="0in" fo:margin-bottom="0in" loext:contextual-spacing="false" fo:line-height="138%" fo:text-align="center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12pt" fo:font-style="normal" style:text-underline-style="none" fo:font-weight="bold" officeooo:rsid="001c6bf8" officeooo:paragraph-rsid="001fe628" style:text-blinking="false" fo:background-color="transparent" style:font-size-asian="10.5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c6bf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02e4e8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c6bf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e254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1d50a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01529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4eb2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6bf8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3711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83b4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e6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4eb2c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4e87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1529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2e4e87" style:text-blinking="false" fo:background-color="transparent" loext:char-shading-value="0"/>
    </style:style>
    <style:style style:name="T25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6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1c6bf8" fo:background-color="transparent" loext:char-shading-value="0"/>
    </style:style>
    <style:style style:name="T27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2e4e87" fo:background-color="transparent" loext:char-shading-value="0"/>
    </style:style>
    <style:style style:name="T28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bold" officeooo:rsid="00301529" fo:background-color="transparent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c6bf8" style:font-weight-asian="normal" style:font-weight-complex="normal"/>
    </style:style>
    <style:style style:name="T31" style:family="text">
      <style:text-properties fo:font-weight="normal" officeooo:rsid="001fe628" style:font-weight-asian="normal" style:font-weight-complex="normal"/>
    </style:style>
    <style:style style:name="T32" style:family="text">
      <style:text-properties fo:font-weight="normal" officeooo:rsid="002d81fe" style:font-weight-asian="normal" style:font-weight-complex="normal"/>
    </style:style>
    <style:style style:name="T33" style:family="text">
      <style:text-properties fo:font-weight="normal" officeooo:rsid="00301529" style:font-weight-asian="normal" style:font-weight-complex="normal"/>
    </style:style>
    <style:style style:name="T34" style:family="text">
      <style:text-properties fo:font-weight="normal" officeooo:rsid="00353711" style:font-weight-asian="normal" style:font-weight-complex="normal"/>
    </style:style>
    <style:style style:name="T35" style:family="text">
      <style:text-properties fo:font-weight="normal" officeooo:rsid="003583b4" style:font-weight-asian="normal" style:font-weight-complex="normal"/>
    </style:style>
    <style:style style:name="T36" style:family="text">
      <style:text-properties style:font-weight-asian="bold" style:font-weight-complex="bold"/>
    </style:style>
    <style:style style:name="T37" style:family="text">
      <style:text-properties officeooo:rsid="0024eb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NT RECEIPT</text:p>
      <text:p text:style-name="P11"/>
      <text:p text:style-name="P11">Receipt Number: <text:span text:style-name="T29">201</text:span><text:span text:style-name="T33">8</text:span><text:span text:style-name="T29">/</text:span><text:span text:style-name="T35">12</text:span><text:span text:style-name="T29">/U-15/</text:span><text:span text:style-name="T32">S128</text:span></text:p>
      <text:p text:style-name="P9"><text:bookmark text:name="docs-internal-guid-8758dc33-245a-4f98-c8cc-daeee2010ca3"/><text:span text:style-name="T36">Date:</text:span> <text:span text:style-name="T30">01</text:span><text:span text:style-name="T29"> </text:span><text:span text:style-name="T35">Dec</text:span><text:span text:style-name="T34">.</text:span><text:span text:style-name="T29">, 201</text:span><text:span text:style-name="T33">8</text:span></text:p>
      <text:p text:style-name="P1"/>
      <text:p text:style-name="P12"><text:span text:style-name="T4">Place: </text:span><text:span text:style-name="T20">New Delhi</text:span></text:p>
      <text:p text:style-name="P1"/>
      <text:p text:style-name="P14"><text:span text:style-name="T11">Received sum of </text:span><text:span text:style-name="T25">Rs. </text:span><text:span text:style-name="T28">32</text:span><text:span text:style-name="T27">,</text:span><text:span text:style-name="T28">1</text:span><text:span text:style-name="T26">00</text:span><text:span text:style-name="T1"> </text:span><text:span text:style-name="T11">/- (Rupees </text:span><text:span text:style-name="T22">thirty two</text:span><text:span text:style-name="T11"> thousand </text:span><text:span text:style-name="T22">one</text:span><text:span text:style-name="T12"> hundred</text:span><text:span text:style-name="T11"> only) from </text:span><text:span text:style-name="T7">Mr</text:span><text:span text:style-name="T4">. </text:span><text:span text:style-name="T10">John Doe</text:span><text:span text:style-name="T11"> </text:span><text:span text:style-name="T22">in advance </text:span><text:span text:style-name="T11">towards rent for the period of </text:span><text:span text:style-name="T9">three</text:span><text:span text:style-name="T6"> </text:span><text:span text:style-name="T4">month </text:span><text:span text:style-name="T13">(</text:span><text:span text:style-name="T18">October</text:span><text:span text:style-name="T16"> – </text:span><text:span text:style-name="T18">December</text:span><text:span text:style-name="T13">, 201</text:span><text:span text:style-name="T16">8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1"/>
      <text:p text:style-name="P2">Apt. S128, U-15</text:p>
      <text:p text:style-name="P2">U-Block, Sector 50,</text:p>
      <text:p text:style-name="P2">New Delhi – 110 030</text:p>
      <text:p text:style-name="P4"/>
      <text:p text:style-name="P2">For <text:span text:style-name="T37">Alice</text:span> Properties:</text:p>
      <text:p text:style-name="P2"/>
      <text:p text:style-name="P7">[stamp here]</text:p>
      <text:p text:style-name="P2"/>
      <text:p text:style-name="P2">Alice Richman,</text:p>
      <text:p text:style-name="P6">PAN: ABCPR1234C</text:p>
      <text:p text:style-name="P2">U-Block, New Delhi – 110 030</text:p>
      <text:p text:style-name="P16">RENT RECEIPT</text:p>
      <text:p text:style-name="P10"/>
      <text:p text:style-name="P11">Receipt Number: <text:span text:style-name="T29">2016/07/U-15/</text:span><text:span text:style-name="T32">S128</text:span></text:p>
      <text:p text:style-name="P10"><text:bookmark text:name="docs-internal-guid-8758dc33-245a-4f98-c8cc-daeee2010ca31"/><text:span text:style-name="T36">Date:</text:span> <text:span text:style-name="T30">01</text:span><text:span text:style-name="T29"> </text:span><text:span text:style-name="T31">July</text:span><text:span text:style-name="T29">, 201</text:span><text:span text:style-name="T30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5">Rs. </text:span><text:span text:style-name="T27">32,100</text:span><text:span text:style-name="T1"> </text:span><text:span text:style-name="T11">/- (Rupees </text:span><text:span text:style-name="T21">thirty two</text:span><text:span text:style-name="T19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uly</text:span><text:span text:style-name="T14"> </text:span><text:span text:style-name="T15">through</text:span><text:span text:style-name="T14"> </text:span><text:span text:style-name="T15">September</text:span><text:span text:style-name="T13">, 201</text:span><text:span text:style-name="T14">6</text:span><text:span text:style-name="T13">)</text:span><text:span text:style-name="T1"> <text:s/></text:span><text:span text:style-name="T2">at the rate of Rs. </text:span><text:span text:style-name="T3">10,700</text:span><text:span text:style-name="T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7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0"/>
      <text:p text:style-name="P11">Receipt Number: <text:span text:style-name="T29">2016/10/U-15/</text:span><text:span text:style-name="T32">S128</text:span></text:p>
      <text:p text:style-name="P10"><text:bookmark text:name="docs-internal-guid-8758dc33-245a-4f98-c8cc-daeee2010ca32"/><text:span text:style-name="T36">Date:</text:span> <text:span text:style-name="T30">01</text:span><text:span text:style-name="T29"> </text:span><text:span text:style-name="T31">October</text:span><text:span text:style-name="T29">, 201</text:span><text:span text:style-name="T30">6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3">Rs. </text:span><text:span text:style-name="T24">32,100</text:span><text:span text:style-name="T11"> /- (Rupees </text:span><text:span text:style-name="T21">thirty two</text:span><text:span text:style-name="T19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October</text:span><text:span text:style-name="T14"> </text:span><text:span text:style-name="T15">through</text:span><text:span text:style-name="T14"> </text:span><text:span text:style-name="T15">December</text:span><text:span text:style-name="T13">, 201</text:span><text:span text:style-name="T14">6</text:span><text:span text:style-name="T13">)</text:span><text:span text:style-name="T11"> <text:s/></text:span><text:span text:style-name="T12">at the rate of Rs. </text:span><text:span text:style-name="T21">10,700</text:span><text:span text:style-name="T12">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New Delhi – 110 030</text:p>
      <text:p text:style-name="P5"/>
      <text:p text:style-name="P3">For <text:span text:style-name="T37">Alice</text:span> Properties:</text:p>
      <text:p text:style-name="P3"/>
      <text:p text:style-name="P7">[stamp here]</text:p>
      <text:p text:style-name="P3"/>
      <text:p text:style-name="P3">Alice Richman,</text:p>
      <text:p text:style-name="P6">PAN: ABCPR1234C</text:p>
      <text:p text:style-name="P3">U-Block, New Delhi – 110 030</text:p>
      <text:p text:style-name="P16">RENT RECEIPT</text:p>
      <text:p text:style-name="P11"/>
      <text:p text:style-name="P11">Receipt Number: <text:span text:style-name="T29">2017/01/U-15/</text:span><text:span text:style-name="T32">S128</text:span></text:p>
      <text:p text:style-name="P10"><text:bookmark text:name="docs-internal-guid-8758dc33-245a-4f98-c8cc-daeee2010ca33"/><text:span text:style-name="T36">Date:</text:span> <text:span text:style-name="T30">01</text:span><text:span text:style-name="T29"> </text:span><text:span text:style-name="T31">January</text:span><text:span text:style-name="T29">, 201</text:span><text:span text:style-name="T31">7</text:span></text:p>
      <text:p text:style-name="P5"/>
      <text:p text:style-name="P13"><text:span text:style-name="T4">Place: </text:span><text:span text:style-name="T12">New Delhi</text:span></text:p>
      <text:p text:style-name="P5"/>
      <text:p text:style-name="P15"><text:span text:style-name="T11">Received sum of </text:span><text:span text:style-name="T23">Rs. </text:span><text:span text:style-name="T24">32,100</text:span><text:span text:style-name="T11"> /- (Rupees </text:span><text:span text:style-name="T21">thirty two</text:span><text:span text:style-name="T11"> thousand </text:span><text:span text:style-name="T21">one</text:span><text:span text:style-name="T12"> hundred</text:span><text:span text:style-name="T11"> only) from </text:span></text:p>
      <text:p text:style-name="P15"><text:span text:style-name="T7">Mr</text:span><text:span text:style-name="T4">. </text:span><text:span text:style-name="T10">John Doe</text:span><text:span text:style-name="T11">. towards rent for the period of </text:span><text:span text:style-name="T8">three</text:span><text:span text:style-name="T6"> </text:span><text:span text:style-name="T4">month</text:span><text:span text:style-name="T5">s</text:span><text:span text:style-name="T4"> </text:span><text:span text:style-name="T13">(</text:span><text:span text:style-name="T15">January</text:span><text:span text:style-name="T14"> </text:span><text:span text:style-name="T15">through</text:span><text:span text:style-name="T14"> </text:span><text:span text:style-name="T15">March</text:span><text:span text:style-name="T13">, 201</text:span><text:span text:style-name="T15">7</text:span><text:span text:style-name="T13">)</text:span><text:span text:style-name="T11"> <text:s/></text:span><text:span text:style-name="T12">at the rate of Rs. </text:span><text:span text:style-name="T21">10,7</text:span><text:span text:style-name="T12">00/- per month </text:span><text:span text:style-name="T11">for the premises with address as follows:</text:span></text:p>
      <text:p text:style-name="P5"/>
      <text:p text:style-name="P3">Apt. S128, U-15</text:p>
      <text:p text:style-name="P3">U-Block, Sector 50,</text:p>
      <text:p text:style-name="P3"><text:span text:style-name="T37">New Delhi</text:span> – 110 030</text:p>
      <text:p text:style-name="P5"/>
      <text:p text:style-name="P3">For <text:span text:style-name="T37">Alice</text:span> Properties:</text:p>
      <text:p text:style-name="P3"/>
      <text:p text:style-name="P7">[stamp here]</text:p>
      <text:p text:style-name="P3"/>
      <text:p text:style-name="P3"><text:span text:style-name="T37">Alice Richman</text:span>,</text:p>
      <text:p text:style-name="P6">PAN: ABCPR1234C</text:p>
      <text:p text:style-name="P3">U-Block, <text:span text:style-name="T37">New Delhi</text:span> – 110 0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8:02:43.281605000</meta:creation-date>
    <dc:date>2018-03-15T15:45:32.757076952</dc:date>
    <meta:editing-duration>PT1H53M21S</meta:editing-duration>
    <meta:editing-cycles>21</meta:editing-cycles>
    <meta:generator>LibreOffice/6.0.0.3$MacOSX_X86_64 LibreOffice_project/64a0f66915f38c6217de274f0aa8e15618924765</meta:generator>
    <dc:creator>Yogesh Girikumar</dc:creator>
    <meta:document-statistic meta:table-count="0" meta:image-count="0" meta:object-count="0" meta:page-count="4" meta:paragraph-count="55" meta:word-count="321" meta:character-count="1904" meta:non-whitespace-character-count="1622"/>
  </office:meta>
</office:document-meta>
</file>